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3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6" style:family="table-cell" style:parent-style-name="Default"/>
    <style:style style:name="ce18" style:family="table-cell" style:parent-style-name="Default" style:data-style-name="N3"/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 style:data-style-name="N3"/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30" style:family="table-cell" style:parent-style-name="Default" style:data-style-name="N10">
      <style:text-properties fo:font-weight="bold" style:font-weight-asian="bold" style:font-weight-complex="bold"/>
    </style:style>
    <style:style style:name="ce31" style:family="table-cell" style:parent-style-name="Default" style:data-style-name="N4"/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5" style:family="table-cell" style:parent-style-name="Default" style:data-style-name="N10"/>
    <style:style style:name="ce36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6"/>
        <table:table-column table:style-name="co4" table:default-cell-style-name="Default"/>
        <table:table-column table:style-name="co5" table:default-cell-style-name="ce6"/>
        <table:table-column table:style-name="co6" table:default-cell-style-name="ce8"/>
        <table:table-column table:style-name="co4" table:number-columns-repeated="1015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font_name</text:p>
          </table:table-cell>
          <table:table-cell office:value-type="string" calcext:value-type="string">
            <text:p>avg_sz</text:p>
          </table:table-cell>
          <table:table-cell office:value-type="string" calcext:value-type="string">
            <text:p>lineht</text:p>
          </table:table-cell>
          <table:table-cell table:style-name="ce3" office:value-type="string" calcext:value-type="string">
            <text:p>xht</text:p>
          </table:table-cell>
          <table:table-cell office:value-type="string" calcext:value-type="string">
            <text:p>textht</text:p>
          </table:table-cell>
          <table:table-cell office:value-type="string" calcext:value-type="string">
            <text:p>textwd</text:p>
          </table:table-cell>
          <table:table-cell office:value-type="string" calcext:value-type="string">
            <text:p>textwd_perchar</text:p>
          </table:table-cell>
          <table:table-cell office:value-type="string" calcext:value-type="string">
            <text:p>xht/lineht</text:p>
          </table:table-cell>
          <table:table-cell office:value-type="string" calcext:value-type="string">
            <text:p>charwd/xht</text:p>
          </table:table-cell>
          <table:table-cell office:value-type="string" calcext:value-type="string">
            <text:p>charwd/lineht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shar Unicode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3019" calcext:value-type="float">
            <text:p>3,019</text:p>
          </table:table-cell>
          <table:table-cell table:style-name="ce9" table:formula="of:=[.G2]/70" office:value-type="float" office:value="43.1285714285714" calcext:value-type="float">
            <text:p>43</text:p>
          </table:table-cell>
          <table:table-cell table:style-name="ce29" table:formula="of:=[.E2]/[.D2]" office:value-type="percentage" office:value="0.220338983050847" calcext:value-type="percentage">
            <text:p>22%</text:p>
          </table:table-cell>
          <table:table-cell table:style-name="ce31" table:formula="of:=[.H2]/[.E2]" office:value-type="float" office:value="1.65879120879121" calcext:value-type="float">
            <text:p>1.66</text:p>
          </table:table-cell>
          <table:table-cell table:style-name="ce35" table:formula="of:=[.H2]/[.D2]" office:value-type="percentage" office:value="0.365496368038741" calcext:value-type="percentage">
            <text:p>37%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hurjati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table:style-name="ce15"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style-name="ce18" office:value-type="float" office:value="3544" calcext:value-type="float">
            <text:p>3,544</text:p>
          </table:table-cell>
          <table:table-cell table:style-name="ce9" table:formula="of:=[.G3]/70" office:value-type="float" office:value="50.6285714285714" calcext:value-type="float">
            <text:p>51</text:p>
          </table:table-cell>
          <table:table-cell table:style-name="ce29" table:formula="of:=[.E3]/[.D3]" office:value-type="percentage" office:value="0.283185840707965" calcext:value-type="percentage">
            <text:p>28%</text:p>
          </table:table-cell>
          <table:table-cell table:style-name="ce31" table:formula="of:=[.H3]/[.E3]" office:value-type="float" office:value="1.58214285714286" calcext:value-type="float">
            <text:p>1.58</text:p>
          </table:table-cell>
          <table:table-cell table:style-name="ce35" table:formula="of:=[.H3]/[.D3]" office:value-type="percentage" office:value="0.448040455120101" calcext:value-type="percentage">
            <text:p>45%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ST-TLOTAmm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table:style-name="ce18" office:value-type="float" office:value="3465" calcext:value-type="float">
            <text:p>3,465</text:p>
          </table:table-cell>
          <table:table-cell table:style-name="ce9" table:formula="of:=[.G4]/70" office:value-type="float" office:value="49.5" calcext:value-type="float">
            <text:p>50</text:p>
          </table:table-cell>
          <table:table-cell table:style-name="ce29" table:formula="of:=[.E4]/[.D4]" office:value-type="percentage" office:value="0.23728813559322" calcext:value-type="percentage">
            <text:p>24%</text:p>
          </table:table-cell>
          <table:table-cell table:style-name="ce31" table:formula="of:=[.H4]/[.E4]" office:value-type="float" office:value="1.76785714285714" calcext:value-type="float">
            <text:p>1.77</text:p>
          </table:table-cell>
          <table:table-cell table:style-name="ce35" table:formula="of:=[.H4]/[.D4]" office:value-type="percentage" office:value="0.419491525423729" calcext:value-type="percentage">
            <text:p>42%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ST-TLOTAmrut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15"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547" calcext:value-type="float">
            <text:p>3,547</text:p>
          </table:table-cell>
          <table:table-cell table:style-name="ce9" table:formula="of:=[.G5]/70" office:value-type="float" office:value="50.6714285714286" calcext:value-type="float">
            <text:p>51</text:p>
          </table:table-cell>
          <table:table-cell table:style-name="ce29" table:formula="of:=[.E5]/[.D5]" office:value-type="percentage" office:value="0.223140495867769" calcext:value-type="percentage">
            <text:p>22%</text:p>
          </table:table-cell>
          <table:table-cell table:style-name="ce31" table:formula="of:=[.H5]/[.E5]" office:value-type="float" office:value="1.87671957671958" calcext:value-type="float">
            <text:p>1.88</text:p>
          </table:table-cell>
          <table:table-cell table:style-name="ce35" table:formula="of:=[.H5]/[.D5]" office:value-type="percentage" office:value="0.418772136953955" calcext:value-type="percentage">
            <text:p>42%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ST-TLOTAtrey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3413" calcext:value-type="float">
            <text:p>3,413</text:p>
          </table:table-cell>
          <table:table-cell table:style-name="ce9" table:formula="of:=[.G6]/70" office:value-type="float" office:value="48.7571428571429" calcext:value-type="float">
            <text:p>49</text:p>
          </table:table-cell>
          <table:table-cell table:style-name="ce29" table:formula="of:=[.E6]/[.D6]" office:value-type="percentage" office:value="0.243697478991597" calcext:value-type="percentage">
            <text:p>24%</text:p>
          </table:table-cell>
          <table:table-cell table:style-name="ce31" table:formula="of:=[.H6]/[.E6]" office:value-type="float" office:value="1.68128078817734" calcext:value-type="float">
            <text:p>1.68</text:p>
          </table:table-cell>
          <table:table-cell table:style-name="ce35" table:formula="of:=[.H6]/[.D6]" office:value-type="percentage" office:value="0.409723889555823" calcext:value-type="percentage">
            <text:p>41%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ST-TLOTChandan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15"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3799" calcext:value-type="float">
            <text:p>3,799</text:p>
          </table:table-cell>
          <table:table-cell table:style-name="ce9" table:formula="of:=[.G7]/70" office:value-type="float" office:value="54.2714285714286" calcext:value-type="float">
            <text:p>54</text:p>
          </table:table-cell>
          <table:table-cell table:style-name="ce29" table:formula="of:=[.E7]/[.D7]" office:value-type="percentage" office:value="0.232142857142857" calcext:value-type="percentage">
            <text:p>23%</text:p>
          </table:table-cell>
          <table:table-cell table:style-name="ce31" table:formula="of:=[.H7]/[.E7]" office:value-type="float" office:value="2.08736263736264" calcext:value-type="float">
            <text:p>2.09</text:p>
          </table:table-cell>
          <table:table-cell table:style-name="ce35" table:formula="of:=[.H7]/[.D7]" office:value-type="percentage" office:value="0.484566326530613" calcext:value-type="percentage">
            <text:p>48%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IST-TLOTDev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430" calcext:value-type="float">
            <text:p>3,430</text:p>
          </table:table-cell>
          <table:table-cell table:style-name="ce9" table:formula="of:=[.G8]/70" office:value-type="float" office:value="49" calcext:value-type="float">
            <text:p>49</text:p>
          </table:table-cell>
          <table:table-cell table:style-name="ce29" table:formula="of:=[.E8]/[.D8]" office:value-type="percentage" office:value="0.1953125" calcext:value-type="percentage">
            <text:p>20%</text:p>
          </table:table-cell>
          <table:table-cell table:style-name="ce31" table:formula="of:=[.H8]/[.E8]" office:value-type="float" office:value="1.96" calcext:value-type="float">
            <text:p>1.96</text:p>
          </table:table-cell>
          <table:table-cell table:style-name="ce35" table:formula="of:=[.H8]/[.D8]" office:value-type="percentage" office:value="0.3828125" calcext:value-type="percentage">
            <text:p>38%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ST-TLOTDraupadi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style-name="ce18" office:value-type="float" office:value="3503" calcext:value-type="float">
            <text:p>3,503</text:p>
          </table:table-cell>
          <table:table-cell table:style-name="ce9" table:formula="of:=[.G9]/70" office:value-type="float" office:value="50.0428571428571" calcext:value-type="float">
            <text:p>50</text:p>
          </table:table-cell>
          <table:table-cell table:style-name="ce29" table:formula="of:=[.E9]/[.D9]" office:value-type="percentage" office:value="0.237704918032787" calcext:value-type="percentage">
            <text:p>24%</text:p>
          </table:table-cell>
          <table:table-cell table:style-name="ce31" table:formula="of:=[.H9]/[.E9]" office:value-type="float" office:value="1.7256157635468" calcext:value-type="float">
            <text:p>1.73</text:p>
          </table:table-cell>
          <table:table-cell table:style-name="ce35" table:formula="of:=[.H9]/[.D9]" office:value-type="percentage" office:value="0.410187353629976" calcext:value-type="percentage">
            <text:p>41%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ST-TLOTGolkond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style-name="ce18" office:value-type="float" office:value="3518" calcext:value-type="float">
            <text:p>3,518</text:p>
          </table:table-cell>
          <table:table-cell table:style-name="ce9" table:formula="of:=[.G10]/70" office:value-type="float" office:value="50.2571428571429" calcext:value-type="float">
            <text:p>50</text:p>
          </table:table-cell>
          <table:table-cell table:style-name="ce29" table:formula="of:=[.E10]/[.D10]" office:value-type="percentage" office:value="0.23728813559322" calcext:value-type="percentage">
            <text:p>24%</text:p>
          </table:table-cell>
          <table:table-cell table:style-name="ce31" table:formula="of:=[.H10]/[.E10]" office:value-type="float" office:value="1.79489795918368" calcext:value-type="float">
            <text:p>1.79</text:p>
          </table:table-cell>
          <table:table-cell table:style-name="ce35" table:formula="of:=[.H10]/[.D10]" office:value-type="percentage" office:value="0.42590799031477" calcext:value-type="percentage">
            <text:p>43%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ST-TLOTKrishn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3700" calcext:value-type="float">
            <text:p>3,700</text:p>
          </table:table-cell>
          <table:table-cell table:style-name="ce9" table:formula="of:=[.G11]/70" office:value-type="float" office:value="52.8571428571429" calcext:value-type="float">
            <text:p>53</text:p>
          </table:table-cell>
          <table:table-cell table:style-name="ce29" table:formula="of:=[.E11]/[.D11]" office:value-type="percentage" office:value="0.233870967741935" calcext:value-type="percentage">
            <text:p>23%</text:p>
          </table:table-cell>
          <table:table-cell table:style-name="ce31" table:formula="of:=[.H11]/[.E11]" office:value-type="float" office:value="1.82266009852217" calcext:value-type="float">
            <text:p>1.82</text:p>
          </table:table-cell>
          <table:table-cell table:style-name="ce35" table:formula="of:=[.H11]/[.D11]" office:value-type="percentage" office:value="0.426267281105991" calcext:value-type="percentage">
            <text:p>43%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IST-TLOTManu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style-name="ce15"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style-name="ce18" office:value-type="float" office:value="3358" calcext:value-type="float">
            <text:p>3,358</text:p>
          </table:table-cell>
          <table:table-cell table:style-name="ce9" table:formula="of:=[.G12]/70" office:value-type="float" office:value="47.9714285714286" calcext:value-type="float">
            <text:p>48</text:p>
          </table:table-cell>
          <table:table-cell table:style-name="ce29" table:formula="of:=[.E12]/[.D12]" office:value-type="percentage" office:value="0.25" calcext:value-type="percentage">
            <text:p>25%</text:p>
          </table:table-cell>
          <table:table-cell table:style-name="ce31" table:formula="of:=[.H12]/[.E12]" office:value-type="float" office:value="1.77671957671958" calcext:value-type="float">
            <text:p>1.78</text:p>
          </table:table-cell>
          <table:table-cell table:style-name="ce35" table:formula="of:=[.H12]/[.D12]" office:value-type="percentage" office:value="0.444179894179894" calcext:value-type="percentage">
            <text:p>44%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ST-TLOTMenaka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3559" calcext:value-type="float">
            <text:p>3,559</text:p>
          </table:table-cell>
          <table:table-cell table:style-name="ce9" table:formula="of:=[.G13]/70" office:value-type="float" office:value="50.8428571428571" calcext:value-type="float">
            <text:p>51</text:p>
          </table:table-cell>
          <table:table-cell table:style-name="ce29" table:formula="of:=[.E13]/[.D13]" office:value-type="percentage" office:value="0.222222222222222" calcext:value-type="percentage">
            <text:p>22%</text:p>
          </table:table-cell>
          <table:table-cell table:style-name="ce31" table:formula="of:=[.H13]/[.E13]" office:value-type="float" office:value="1.81581632653061" calcext:value-type="float">
            <text:p>1.82</text:p>
          </table:table-cell>
          <table:table-cell table:style-name="ce35" table:formula="of:=[.H13]/[.D13]" office:value-type="percentage" office:value="0.403514739229025" calcext:value-type="percentage">
            <text:p>40%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IST-TLOTPavani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table:style-name="ce15"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style-name="ce18" office:value-type="float" office:value="3601" calcext:value-type="float">
            <text:p>3,601</text:p>
          </table:table-cell>
          <table:table-cell table:style-name="ce9" table:formula="of:=[.G14]/70" office:value-type="float" office:value="51.4428571428571" calcext:value-type="float">
            <text:p>51</text:p>
          </table:table-cell>
          <table:table-cell table:style-name="ce29" table:formula="of:=[.E14]/[.D14]" office:value-type="percentage" office:value="0.256" calcext:value-type="percentage">
            <text:p>26%</text:p>
          </table:table-cell>
          <table:table-cell table:style-name="ce31" table:formula="of:=[.H14]/[.E14]" office:value-type="float" office:value="1.60758928571428" calcext:value-type="float">
            <text:p>1.61</text:p>
          </table:table-cell>
          <table:table-cell table:style-name="ce35" table:formula="of:=[.H14]/[.D14]" office:value-type="percentage" office:value="0.411542857142857" calcext:value-type="percentage">
            <text:p>41%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IST-TLOTPriy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15"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style-name="ce18" office:value-type="float" office:value="4422" calcext:value-type="float">
            <text:p>4,422</text:p>
          </table:table-cell>
          <table:table-cell table:style-name="ce9" table:formula="of:=[.G15]/70" office:value-type="float" office:value="63.1714285714286" calcext:value-type="float">
            <text:p>63</text:p>
          </table:table-cell>
          <table:table-cell table:style-name="ce29" table:formula="of:=[.E15]/[.D15]" office:value-type="percentage" office:value="0.232142857142857" calcext:value-type="percentage">
            <text:p>23%</text:p>
          </table:table-cell>
          <table:table-cell table:style-name="ce31" table:formula="of:=[.H15]/[.E15]" office:value-type="float" office:value="2.42967032967033" calcext:value-type="float">
            <text:p>2.43</text:p>
          </table:table-cell>
          <table:table-cell table:style-name="ce35" table:formula="of:=[.H15]/[.D15]" office:value-type="percentage" office:value="0.564030612244898" calcext:value-type="percentage">
            <text:p>56%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IST-TLOTRajan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style-name="ce18" office:value-type="float" office:value="3930" calcext:value-type="float">
            <text:p>3,930</text:p>
          </table:table-cell>
          <table:table-cell table:style-name="ce9" table:formula="of:=[.G16]/70" office:value-type="float" office:value="56.1428571428572" calcext:value-type="float">
            <text:p>56</text:p>
          </table:table-cell>
          <table:table-cell table:style-name="ce29" table:formula="of:=[.E16]/[.D16]" office:value-type="percentage" office:value="0.24390243902439" calcext:value-type="percentage">
            <text:p>24%</text:p>
          </table:table-cell>
          <table:table-cell table:style-name="ce31" table:formula="of:=[.H16]/[.E16]" office:value-type="float" office:value="1.87142857142857" calcext:value-type="float">
            <text:p>1.87</text:p>
          </table:table-cell>
          <table:table-cell table:style-name="ce35" table:formula="of:=[.H16]/[.D16]" office:value-type="percentage" office:value="0.456445993031359" calcext:value-type="percentage">
            <text:p>46%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IST-TLOTRajani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style-name="ce18" office:value-type="float" office:value="3473" calcext:value-type="float">
            <text:p>3,473</text:p>
          </table:table-cell>
          <table:table-cell table:style-name="ce9" table:formula="of:=[.G17]/70" office:value-type="float" office:value="49.6142857142857" calcext:value-type="float">
            <text:p>50</text:p>
          </table:table-cell>
          <table:table-cell table:style-name="ce29" table:formula="of:=[.E17]/[.D17]" office:value-type="percentage" office:value="0.231404958677686" calcext:value-type="percentage">
            <text:p>23%</text:p>
          </table:table-cell>
          <table:table-cell table:style-name="ce31" table:formula="of:=[.H17]/[.E17]" office:value-type="float" office:value="1.7719387755102" calcext:value-type="float">
            <text:p>1.77</text:p>
          </table:table-cell>
          <table:table-cell table:style-name="ce35" table:formula="of:=[.H17]/[.D17]" office:value-type="percentage" office:value="0.410035419126328" calcext:value-type="percentage">
            <text:p>41%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ST-TLOTSanjan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table:style-name="ce18" office:value-type="float" office:value="2376" calcext:value-type="float">
            <text:p>2,376</text:p>
          </table:table-cell>
          <table:table-cell table:style-name="ce9" table:formula="of:=[.G18]/70" office:value-type="float" office:value="33.9428571428571" calcext:value-type="float">
            <text:p>34</text:p>
          </table:table-cell>
          <table:table-cell table:style-name="ce29" table:formula="of:=[.E18]/[.D18]" office:value-type="percentage" office:value="0.233870967741935" calcext:value-type="percentage">
            <text:p>23%</text:p>
          </table:table-cell>
          <table:table-cell table:style-name="ce31" table:formula="of:=[.H18]/[.E18]" office:value-type="float" office:value="1.17044334975369" calcext:value-type="float">
            <text:p>1.17</text:p>
          </table:table-cell>
          <table:table-cell table:style-name="ce35" table:formula="of:=[.H18]/[.D18]" office:value-type="percentage" office:value="0.273732718894009" calcext:value-type="percentage">
            <text:p>27%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ST-TLOTSitar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table:style-name="ce18" office:value-type="float" office:value="3702" calcext:value-type="float">
            <text:p>3,702</text:p>
          </table:table-cell>
          <table:table-cell table:style-name="ce9" table:formula="of:=[.G19]/70" office:value-type="float" office:value="52.8857142857143" calcext:value-type="float">
            <text:p>53</text:p>
          </table:table-cell>
          <table:table-cell table:style-name="ce29" table:formula="of:=[.E19]/[.D19]" office:value-type="percentage" office:value="0.247863247863248" calcext:value-type="percentage">
            <text:p>25%</text:p>
          </table:table-cell>
          <table:table-cell table:style-name="ce31" table:formula="of:=[.H19]/[.E19]" office:value-type="float" office:value="1.82364532019704" calcext:value-type="float">
            <text:p>1.82</text:p>
          </table:table-cell>
          <table:table-cell table:style-name="ce35" table:formula="of:=[.H19]/[.D19]" office:value-type="percentage" office:value="0.452014652014652" calcext:value-type="percentage">
            <text:p>45%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IST-TLOTSwami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style-name="ce18" office:value-type="float" office:value="4448" calcext:value-type="float">
            <text:p>4,448</text:p>
          </table:table-cell>
          <table:table-cell table:style-name="ce9" table:formula="of:=[.G20]/70" office:value-type="float" office:value="63.5428571428571" calcext:value-type="float">
            <text:p>64</text:p>
          </table:table-cell>
          <table:table-cell table:style-name="ce29" table:formula="of:=[.E20]/[.D20]" office:value-type="percentage" office:value="0.258333333333333" calcext:value-type="percentage">
            <text:p>26%</text:p>
          </table:table-cell>
          <table:table-cell table:style-name="ce31" table:formula="of:=[.H20]/[.E20]" office:value-type="float" office:value="2.04976958525345" calcext:value-type="float">
            <text:p>2.05</text:p>
          </table:table-cell>
          <table:table-cell table:style-name="ce35" table:formula="of:=[.H20]/[.D20]" office:value-type="percentage" office:value="0.529523809523809" calcext:value-type="percentage">
            <text:p>53%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IST-TLOTVennela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2973" calcext:value-type="float">
            <text:p>2,973</text:p>
          </table:table-cell>
          <table:table-cell table:style-name="ce9" table:formula="of:=[.G21]/70" office:value-type="float" office:value="42.4714285714286" calcext:value-type="float">
            <text:p>42</text:p>
          </table:table-cell>
          <table:table-cell table:style-name="ce29" table:formula="of:=[.E21]/[.D21]" office:value-type="percentage" office:value="0.258620689655172" calcext:value-type="percentage">
            <text:p>26%</text:p>
          </table:table-cell>
          <table:table-cell table:style-name="ce31" table:formula="of:=[.H21]/[.E21]" office:value-type="float" office:value="1.41571428571429" calcext:value-type="float">
            <text:p>1.42</text:p>
          </table:table-cell>
          <table:table-cell table:style-name="ce35" table:formula="of:=[.H21]/[.D21]" office:value-type="percentage" office:value="0.366133004926109" calcext:value-type="percentage">
            <text:p>37%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utami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style-name="ce18" office:value-type="float" office:value="3531" calcext:value-type="float">
            <text:p>3,531</text:p>
          </table:table-cell>
          <table:table-cell table:style-name="ce9" table:formula="of:=[.G22]/70" office:value-type="float" office:value="50.4428571428571" calcext:value-type="float">
            <text:p>50</text:p>
          </table:table-cell>
          <table:table-cell table:style-name="ce29" table:formula="of:=[.E22]/[.D22]" office:value-type="percentage" office:value="0.24" calcext:value-type="percentage">
            <text:p>24%</text:p>
          </table:table-cell>
          <table:table-cell table:style-name="ce31" table:formula="of:=[.H22]/[.E22]" office:value-type="float" office:value="1.68142857142857" calcext:value-type="float">
            <text:p>1.68</text:p>
          </table:table-cell>
          <table:table-cell table:style-name="ce35" table:formula="of:=[.H22]/[.D22]" office:value-type="percentage" office:value="0.403542857142857" calcext:value-type="percentage">
            <text:p>40%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dugu</text:p>
          </table:table-cell>
          <table:table-cell table:style-name="ce12"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style-name="ce18" office:value-type="float" office:value="4147" calcext:value-type="float">
            <text:p>4,147</text:p>
          </table:table-cell>
          <table:table-cell table:style-name="ce9" table:formula="of:=[.G23]/70" office:value-type="float" office:value="59.2428571428571" calcext:value-type="float">
            <text:p>59</text:p>
          </table:table-cell>
          <table:table-cell table:style-name="ce29" table:formula="of:=[.E23]/[.D23]" office:value-type="percentage" office:value="0.210144927536232" calcext:value-type="percentage">
            <text:p>21%</text:p>
          </table:table-cell>
          <table:table-cell table:style-name="ce31" table:formula="of:=[.H23]/[.E23]" office:value-type="float" office:value="2.04285714285714" calcext:value-type="float">
            <text:p>2.04</text:p>
          </table:table-cell>
          <table:table-cell table:style-name="ce35" table:formula="of:=[.H23]/[.D23]" office:value-type="percentage" office:value="0.429296066252588" calcext:value-type="percentage">
            <text:p>43%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urajada</text:p>
          </table:table-cell>
          <table:table-cell table:style-name="ce12"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925" calcext:value-type="float">
            <text:p>3,925</text:p>
          </table:table-cell>
          <table:table-cell table:style-name="ce9" table:formula="of:=[.G24]/70" office:value-type="float" office:value="56.0714285714286" calcext:value-type="float">
            <text:p>56</text:p>
          </table:table-cell>
          <table:table-cell table:style-name="ce29" table:formula="of:=[.E24]/[.D24]" office:value-type="percentage" office:value="0.263636363636364" calcext:value-type="percentage">
            <text:p>26%</text:p>
          </table:table-cell>
          <table:table-cell table:style-name="ce31" table:formula="of:=[.H24]/[.E24]" office:value-type="float" office:value="1.93349753694581" calcext:value-type="float">
            <text:p>1.93</text:p>
          </table:table-cell>
          <table:table-cell table:style-name="ce35" table:formula="of:=[.H24]/[.D24]" office:value-type="percentage" office:value="0.50974025974026" calcext:value-type="percentage">
            <text:p>51%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kkiReddy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table:style-name="ce18" office:value-type="float" office:value="4003" calcext:value-type="float">
            <text:p>4,003</text:p>
          </table:table-cell>
          <table:table-cell table:style-name="ce9" table:formula="of:=[.G25]/70" office:value-type="float" office:value="57.1857142857143" calcext:value-type="float">
            <text:p>57</text:p>
          </table:table-cell>
          <table:table-cell table:style-name="ce29" table:formula="of:=[.E25]/[.D25]" office:value-type="percentage" office:value="0.266129032258064" calcext:value-type="percentage">
            <text:p>27%</text:p>
          </table:table-cell>
          <table:table-cell table:style-name="ce31" table:formula="of:=[.H25]/[.E25]" office:value-type="float" office:value="1.73290043290043" calcext:value-type="float">
            <text:p>1.73</text:p>
          </table:table-cell>
          <table:table-cell table:style-name="ce35" table:formula="of:=[.H25]/[.D25]" office:value-type="percentage" office:value="0.461175115207373" calcext:value-type="percentage">
            <text:p>46%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hit Telugu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771" calcext:value-type="float">
            <text:p>3,771</text:p>
          </table:table-cell>
          <table:table-cell table:style-name="ce10" table:formula="of:=[.G26]/70" office:value-type="float" office:value="53.8714285714286" calcext:value-type="float">
            <text:p>54</text:p>
          </table:table-cell>
          <table:table-cell table:style-name="ce30" table:formula="of:=[.E26]/[.D26]" office:value-type="percentage" office:value="0.282258064516129" calcext:value-type="percentage">
            <text:p>28%</text:p>
          </table:table-cell>
          <table:table-cell table:style-name="ce32" table:formula="of:=[.H26]/[.E26]" office:value-type="float" office:value="1.53918367346939" calcext:value-type="float">
            <text:p>1.54</text:p>
          </table:table-cell>
          <table:table-cell table:style-name="ce36" table:formula="of:=[.H26]/[.D26]" office:value-type="percentage" office:value="0.434447004608295" calcext:value-type="percentage">
            <text:p>43%</text:p>
          </table:table-cell>
          <table:table-cell table:style-name="ce1"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lann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style-name="ce18" office:value-type="float" office:value="3589" calcext:value-type="float">
            <text:p>3,589</text:p>
          </table:table-cell>
          <table:table-cell table:style-name="ce9" table:formula="of:=[.G27]/70" office:value-type="float" office:value="51.2714285714286" calcext:value-type="float">
            <text:p>51</text:p>
          </table:table-cell>
          <table:table-cell table:style-name="ce29" table:formula="of:=[.E27]/[.D27]" office:value-type="percentage" office:value="0.285714285714286" calcext:value-type="percentage">
            <text:p>29%</text:p>
          </table:table-cell>
          <table:table-cell table:style-name="ce31" table:formula="of:=[.H27]/[.E27]" office:value-type="float" office:value="1.70904761904762" calcext:value-type="float">
            <text:p>1.71</text:p>
          </table:table-cell>
          <table:table-cell table:style-name="ce35" table:formula="of:=[.H27]/[.D27]" office:value-type="percentage" office:value="0.488299319727891" calcext:value-type="percentage">
            <text:p>49%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ndali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style-name="ce18" office:value-type="float" office:value="3302" calcext:value-type="float">
            <text:p>3,302</text:p>
          </table:table-cell>
          <table:table-cell table:style-name="ce9" table:formula="of:=[.G28]/70" office:value-type="float" office:value="47.1714285714286" calcext:value-type="float">
            <text:p>47</text:p>
          </table:table-cell>
          <table:table-cell table:style-name="ce29" table:formula="of:=[.E28]/[.D28]" office:value-type="percentage" office:value="0.252173913043478" calcext:value-type="percentage">
            <text:p>25%</text:p>
          </table:table-cell>
          <table:table-cell table:style-name="ce31" table:formula="of:=[.H28]/[.E28]" office:value-type="float" office:value="1.62660098522168" calcext:value-type="float">
            <text:p>1.63</text:p>
          </table:table-cell>
          <table:table-cell table:style-name="ce35" table:formula="of:=[.H28]/[.D28]" office:value-type="percentage" office:value="0.410186335403727" calcext:value-type="percentage">
            <text:p>41%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TS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640" calcext:value-type="float">
            <text:p>3,640</text:p>
          </table:table-cell>
          <table:table-cell table:style-name="ce9" table:formula="of:=[.G29]/70" office:value-type="float" office:value="52" calcext:value-type="float">
            <text:p>52</text:p>
          </table:table-cell>
          <table:table-cell table:style-name="ce29" table:formula="of:=[.E29]/[.D29]" office:value-type="percentage" office:value="0.252032520325203" calcext:value-type="percentage">
            <text:p>25%</text:p>
          </table:table-cell>
          <table:table-cell table:style-name="ce31" table:formula="of:=[.H29]/[.E29]" office:value-type="float" office:value="1.67741935483871" calcext:value-type="float">
            <text:p>1.68</text:p>
          </table:table-cell>
          <table:table-cell table:style-name="ce35" table:formula="of:=[.H29]/[.D29]" office:value-type="percentage" office:value="0.422764227642276" calcext:value-type="percentage">
            <text:p>42%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TR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style-name="ce18" office:value-type="float" office:value="3263" calcext:value-type="float">
            <text:p>3,263</text:p>
          </table:table-cell>
          <table:table-cell table:style-name="ce9" table:formula="of:=[.G30]/70" office:value-type="float" office:value="46.6142857142857" calcext:value-type="float">
            <text:p>47</text:p>
          </table:table-cell>
          <table:table-cell table:style-name="ce29" table:formula="of:=[.E30]/[.D30]" office:value-type="percentage" office:value="0.258620689655172" calcext:value-type="percentage">
            <text:p>26%</text:p>
          </table:table-cell>
          <table:table-cell table:style-name="ce31" table:formula="of:=[.H30]/[.E30]" office:value-type="float" office:value="1.55380952380952" calcext:value-type="float">
            <text:p>1.55</text:p>
          </table:table-cell>
          <table:table-cell table:style-name="ce35" table:formula="of:=[.H30]/[.D30]" office:value-type="percentage" office:value="0.401847290640394" calcext:value-type="percentage">
            <text:p>40%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ndini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table:style-name="ce15"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table:style-name="ce18" office:value-type="float" office:value="3562" calcext:value-type="float">
            <text:p>3,562</text:p>
          </table:table-cell>
          <table:table-cell table:style-name="ce9" table:formula="of:=[.G31]/70" office:value-type="float" office:value="50.8857142857143" calcext:value-type="float">
            <text:p>51</text:p>
          </table:table-cell>
          <table:table-cell table:style-name="ce29" table:formula="of:=[.E31]/[.D31]" office:value-type="percentage" office:value="0.253968253968254" calcext:value-type="percentage">
            <text:p>25%</text:p>
          </table:table-cell>
          <table:table-cell table:style-name="ce31" table:formula="of:=[.H31]/[.E31]" office:value-type="float" office:value="1.59017857142857" calcext:value-type="float">
            <text:p>1.59</text:p>
          </table:table-cell>
          <table:table-cell table:style-name="ce35" table:formula="of:=[.H31]/[.D31]" office:value-type="percentage" office:value="0.403854875283447" calcext:value-type="percentage">
            <text:p>40%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to Sans Telugu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style-name="ce18" office:value-type="float" office:value="3598" calcext:value-type="float">
            <text:p>3,598</text:p>
          </table:table-cell>
          <table:table-cell table:style-name="ce9" table:formula="of:=[.G32]/70" office:value-type="float" office:value="51.4" calcext:value-type="float">
            <text:p>51</text:p>
          </table:table-cell>
          <table:table-cell table:style-name="ce29" table:formula="of:=[.E32]/[.D32]" office:value-type="percentage" office:value="0.3" calcext:value-type="percentage">
            <text:p>30%</text:p>
          </table:table-cell>
          <table:table-cell table:style-name="ce31" table:formula="of:=[.H32]/[.E32]" office:value-type="float" office:value="1.71333333333333" calcext:value-type="float">
            <text:p>1.71</text:p>
          </table:table-cell>
          <table:table-cell table:style-name="ce35" table:formula="of:=[.H32]/[.D32]" office:value-type="percentage" office:value="0.514" calcext:value-type="percentage">
            <text:p>51%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eddan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3671" calcext:value-type="float">
            <text:p>3,671</text:p>
          </table:table-cell>
          <table:table-cell table:style-name="ce9" table:formula="of:=[.G33]/70" office:value-type="float" office:value="52.4428571428571" calcext:value-type="float">
            <text:p>52</text:p>
          </table:table-cell>
          <table:table-cell table:style-name="ce29" table:formula="of:=[.E33]/[.D33]" office:value-type="percentage" office:value="0.230769230769231" calcext:value-type="percentage">
            <text:p>23%</text:p>
          </table:table-cell>
          <table:table-cell table:style-name="ce31" table:formula="of:=[.H33]/[.E33]" office:value-type="float" office:value="1.58917748917749" calcext:value-type="float">
            <text:p>1.59</text:p>
          </table:table-cell>
          <table:table-cell table:style-name="ce35" table:formula="of:=[.H33]/[.D33]" office:value-type="percentage" office:value="0.366733266733266" calcext:value-type="percentage">
            <text:p>37%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nnal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table:style-name="ce18" office:value-type="float" office:value="3746" calcext:value-type="float">
            <text:p>3,746</text:p>
          </table:table-cell>
          <table:table-cell table:style-name="ce9" table:formula="of:=[.G34]/70" office:value-type="float" office:value="53.5142857142857" calcext:value-type="float">
            <text:p>54</text:p>
          </table:table-cell>
          <table:table-cell table:style-name="ce29" table:formula="of:=[.E34]/[.D34]" office:value-type="percentage" office:value="0.254098360655738" calcext:value-type="percentage">
            <text:p>25%</text:p>
          </table:table-cell>
          <table:table-cell table:style-name="ce31" table:formula="of:=[.H34]/[.E34]" office:value-type="float" office:value="1.72626728110599" calcext:value-type="float">
            <text:p>1.73</text:p>
          </table:table-cell>
          <table:table-cell table:style-name="ce35" table:formula="of:=[.H34]/[.D34]" office:value-type="percentage" office:value="0.43864168618267" calcext:value-type="percentage">
            <text:p>44%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thana2000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table:style-name="ce15"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table:style-name="ce18" office:value-type="float" office:value="3777" calcext:value-type="float">
            <text:p>3,777</text:p>
          </table:table-cell>
          <table:table-cell table:style-name="ce9" table:formula="of:=[.G35]/70" office:value-type="float" office:value="53.9571428571429" calcext:value-type="float">
            <text:p>54</text:p>
          </table:table-cell>
          <table:table-cell table:style-name="ce29" table:formula="of:=[.E35]/[.D35]" office:value-type="percentage" office:value="0.262295081967213" calcext:value-type="percentage">
            <text:p>26%</text:p>
          </table:table-cell>
          <table:table-cell table:style-name="ce31" table:formula="of:=[.H35]/[.E35]" office:value-type="float" office:value="1.68616071428572" calcext:value-type="float">
            <text:p>1.69</text:p>
          </table:table-cell>
          <table:table-cell table:style-name="ce35" table:formula="of:=[.H35]/[.D35]" office:value-type="percentage" office:value="0.442271662763466" calcext:value-type="percentage">
            <text:p>44%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mabhadra1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609" calcext:value-type="float">
            <text:p>3,609</text:p>
          </table:table-cell>
          <table:table-cell table:style-name="ce9" table:formula="of:=[.G36]/70" office:value-type="float" office:value="51.5571428571429" calcext:value-type="float">
            <text:p>52</text:p>
          </table:table-cell>
          <table:table-cell table:style-name="ce29" table:formula="of:=[.E36]/[.D36]" office:value-type="percentage" office:value="0.260869565217391" calcext:value-type="percentage">
            <text:p>26%</text:p>
          </table:table-cell>
          <table:table-cell table:style-name="ce31" table:formula="of:=[.H36]/[.E36]" office:value-type="float" office:value="1.71857142857143" calcext:value-type="float">
            <text:p>1.72</text:p>
          </table:table-cell>
          <table:table-cell table:style-name="ce35" table:formula="of:=[.H36]/[.D36]" office:value-type="percentage" office:value="0.44832298136646" calcext:value-type="percentage">
            <text:p>45%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maneeyaWin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table:style-name="ce15"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style-name="ce18" office:value-type="float" office:value="3844" calcext:value-type="float">
            <text:p>3,844</text:p>
          </table:table-cell>
          <table:table-cell table:style-name="ce9" table:formula="of:=[.G37]/70" office:value-type="float" office:value="54.9142857142857" calcext:value-type="float">
            <text:p>55</text:p>
          </table:table-cell>
          <table:table-cell table:style-name="ce29" table:formula="of:=[.E37]/[.D37]" office:value-type="percentage" office:value="0.248062015503876" calcext:value-type="percentage">
            <text:p>25%</text:p>
          </table:table-cell>
          <table:table-cell table:style-name="ce31" table:formula="of:=[.H37]/[.E37]" office:value-type="float" office:value="1.71607142857143" calcext:value-type="float">
            <text:p>1.72</text:p>
          </table:table-cell>
          <table:table-cell table:style-name="ce35" table:formula="of:=[.H37]/[.D37]" office:value-type="percentage" office:value="0.425692137320044" calcext:value-type="percentage">
            <text:p>43%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maraj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style-name="ce18" office:value-type="float" office:value="3359" calcext:value-type="float">
            <text:p>3,359</text:p>
          </table:table-cell>
          <table:table-cell table:style-name="ce9" table:formula="of:=[.G38]/70" office:value-type="float" office:value="47.9857142857143" calcext:value-type="float">
            <text:p>48</text:p>
          </table:table-cell>
          <table:table-cell table:style-name="ce29" table:formula="of:=[.E38]/[.D38]" office:value-type="percentage" office:value="0.271929824561403" calcext:value-type="percentage">
            <text:p>27%</text:p>
          </table:table-cell>
          <table:table-cell table:style-name="ce31" table:formula="of:=[.H38]/[.E38]" office:value-type="float" office:value="1.54792626728111" calcext:value-type="float">
            <text:p>1.55</text:p>
          </table:table-cell>
          <table:table-cell table:style-name="ce35" table:formula="of:=[.H38]/[.D38]" office:value-type="percentage" office:value="0.420927318295739" calcext:value-type="percentage">
            <text:p>42%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viPrakash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248" calcext:value-type="float">
            <text:p>3,248</text:p>
          </table:table-cell>
          <table:table-cell table:style-name="ce9" table:formula="of:=[.G39]/70" office:value-type="float" office:value="46.4" calcext:value-type="float">
            <text:p>46</text:p>
          </table:table-cell>
          <table:table-cell table:style-name="ce29" table:formula="of:=[.E39]/[.D39]" office:value-type="percentage" office:value="0.260869565217391" calcext:value-type="percentage">
            <text:p>26%</text:p>
          </table:table-cell>
          <table:table-cell table:style-name="ce31" table:formula="of:=[.H39]/[.E39]" office:value-type="float" office:value="1.54666666666667" calcext:value-type="float">
            <text:p>1.55</text:p>
          </table:table-cell>
          <table:table-cell table:style-name="ce35" table:formula="of:=[.H39]/[.D39]" office:value-type="percentage" office:value="0.403478260869565" calcext:value-type="percentage">
            <text:p>40%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URAVARA_Swarna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table:style-name="ce19" office:value-type="float" office:value="3622" calcext:value-type="float">
            <text:p>3,622</text:p>
          </table:table-cell>
          <table:table-cell table:style-name="ce10" table:formula="of:=[.G40]/70" office:value-type="float" office:value="51.7428571428571" calcext:value-type="float">
            <text:p>52</text:p>
          </table:table-cell>
          <table:table-cell table:style-name="ce30" table:formula="of:=[.E40]/[.D40]" office:value-type="percentage" office:value="0.243697478991597" calcext:value-type="percentage">
            <text:p>24%</text:p>
          </table:table-cell>
          <table:table-cell table:style-name="ce32" table:formula="of:=[.H40]/[.E40]" office:value-type="float" office:value="1.78423645320197" calcext:value-type="float">
            <text:p>1.78</text:p>
          </table:table-cell>
          <table:table-cell table:style-name="ce36" table:formula="of:=[.H40]/[.D40]" office:value-type="percentage" office:value="0.434813925570228" calcext:value-type="percentage">
            <text:p>43%</text:p>
          </table:table-cell>
          <table:table-cell table:style-name="ce1"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ree Krushnadevaray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table:style-name="ce15"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table:style-name="ce18" office:value-type="float" office:value="3618" calcext:value-type="float">
            <text:p>3,618</text:p>
          </table:table-cell>
          <table:table-cell table:style-name="ce9" table:formula="of:=[.G41]/70" office:value-type="float" office:value="51.6857142857143" calcext:value-type="float">
            <text:p>52</text:p>
          </table:table-cell>
          <table:table-cell table:style-name="ce29" table:formula="of:=[.E41]/[.D41]" office:value-type="percentage" office:value="0.224806201550388" calcext:value-type="percentage">
            <text:p>22%</text:p>
          </table:table-cell>
          <table:table-cell table:style-name="ce31" table:formula="of:=[.H41]/[.E41]" office:value-type="float" office:value="1.78226600985222" calcext:value-type="float">
            <text:p>1.78</text:p>
          </table:table-cell>
          <table:table-cell table:style-name="ce35" table:formula="of:=[.H41]/[.D41]" office:value-type="percentage" office:value="0.400664451827243" calcext:value-type="percentage">
            <text:p>40%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bhadr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style-name="ce15"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3824" calcext:value-type="float">
            <text:p>3,824</text:p>
          </table:table-cell>
          <table:table-cell table:style-name="ce9" table:formula="of:=[.G42]/70" office:value-type="float" office:value="54.6285714285714" calcext:value-type="float">
            <text:p>55</text:p>
          </table:table-cell>
          <table:table-cell table:style-name="ce29" table:formula="of:=[.E42]/[.D42]" office:value-type="percentage" office:value="0.272" calcext:value-type="percentage">
            <text:p>27%</text:p>
          </table:table-cell>
          <table:table-cell table:style-name="ce31" table:formula="of:=[.H42]/[.E42]" office:value-type="float" office:value="1.60672268907563" calcext:value-type="float">
            <text:p>1.61</text:p>
          </table:table-cell>
          <table:table-cell table:style-name="ce35" table:formula="of:=[.H42]/[.D42]" office:value-type="percentage" office:value="0.437028571428571" calcext:value-type="percentage">
            <text:p>44%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gun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table:style-name="ce18" office:value-type="float" office:value="3613" calcext:value-type="float">
            <text:p>3,613</text:p>
          </table:table-cell>
          <table:table-cell table:style-name="ce9" table:formula="of:=[.G43]/70" office:value-type="float" office:value="51.6142857142857" calcext:value-type="float">
            <text:p>52</text:p>
          </table:table-cell>
          <table:table-cell table:style-name="ce29" table:formula="of:=[.E43]/[.D43]" office:value-type="percentage" office:value="0.269565217391304" calcext:value-type="percentage">
            <text:p>27%</text:p>
          </table:table-cell>
          <table:table-cell table:style-name="ce31" table:formula="of:=[.H43]/[.E43]" office:value-type="float" office:value="1.66497695852535" calcext:value-type="float">
            <text:p>1.66</text:p>
          </table:table-cell>
          <table:table-cell table:style-name="ce35" table:formula="of:=[.H43]/[.D43]" office:value-type="percentage" office:value="0.448819875776397" calcext:value-type="percentage">
            <text:p>45%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raVara_Samhit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3625" calcext:value-type="float">
            <text:p>3,625</text:p>
          </table:table-cell>
          <table:table-cell table:style-name="ce9" table:formula="of:=[.G44]/70" office:value-type="float" office:value="51.7857142857143" calcext:value-type="float">
            <text:p>52</text:p>
          </table:table-cell>
          <table:table-cell table:style-name="ce29" table:formula="of:=[.E44]/[.D44]" office:value-type="percentage" office:value="0.280373831775701" calcext:value-type="percentage">
            <text:p>28%</text:p>
          </table:table-cell>
          <table:table-cell table:style-name="ce31" table:formula="of:=[.H44]/[.E44]" office:value-type="float" office:value="1.72619047619048" calcext:value-type="float">
            <text:p>1.73</text:p>
          </table:table-cell>
          <table:table-cell table:style-name="ce35" table:formula="of:=[.H44]/[.D44]" office:value-type="percentage" office:value="0.483978638184246" calcext:value-type="percentage">
            <text:p>48%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rann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style-name="ce18" office:value-type="float" office:value="3612" calcext:value-type="float">
            <text:p>3,612</text:p>
          </table:table-cell>
          <table:table-cell table:style-name="ce9" table:formula="of:=[.G45]/70" office:value-type="float" office:value="51.6" calcext:value-type="float">
            <text:p>52</text:p>
          </table:table-cell>
          <table:table-cell table:style-name="ce29" table:formula="of:=[.E45]/[.D45]" office:value-type="percentage" office:value="0.227941176470588" calcext:value-type="percentage">
            <text:p>23%</text:p>
          </table:table-cell>
          <table:table-cell table:style-name="ce31" table:formula="of:=[.H45]/[.E45]" office:value-type="float" office:value="1.66451612903226" calcext:value-type="float">
            <text:p>1.66</text:p>
          </table:table-cell>
          <table:table-cell table:style-name="ce35" table:formula="of:=[.H45]/[.D45]" office:value-type="percentage" office:value="0.379411764705882" calcext:value-type="percentage">
            <text:p>38%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ravaram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3610" calcext:value-type="float">
            <text:p>3,610</text:p>
          </table:table-cell>
          <table:table-cell table:style-name="ce9" table:formula="of:=[.G46]/70" office:value-type="float" office:value="51.5714285714286" calcext:value-type="float">
            <text:p>52</text:p>
          </table:table-cell>
          <table:table-cell table:style-name="ce29" table:formula="of:=[.E46]/[.D46]" office:value-type="percentage" office:value="0.247933884297521" calcext:value-type="percentage">
            <text:p>25%</text:p>
          </table:table-cell>
          <table:table-cell table:style-name="ce31" table:formula="of:=[.H46]/[.E46]" office:value-type="float" office:value="1.71904761904762" calcext:value-type="float">
            <text:p>1.72</text:p>
          </table:table-cell>
          <table:table-cell table:style-name="ce35" table:formula="of:=[.H46]/[.D46]" office:value-type="percentage" office:value="0.426210153482881" calcext:value-type="percentage">
            <text:p>43%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aliRamakrishn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style-name="ce18" office:value-type="float" office:value="3176" calcext:value-type="float">
            <text:p>3,176</text:p>
          </table:table-cell>
          <table:table-cell table:style-name="ce9" table:formula="of:=[.G47]/70" office:value-type="float" office:value="45.3714285714286" calcext:value-type="float">
            <text:p>45</text:p>
          </table:table-cell>
          <table:table-cell table:style-name="ce29" table:formula="of:=[.E47]/[.D47]" office:value-type="percentage" office:value="0.27027027027027" calcext:value-type="percentage">
            <text:p>27%</text:p>
          </table:table-cell>
          <table:table-cell table:style-name="ce31" table:formula="of:=[.H47]/[.E47]" office:value-type="float" office:value="1.51238095238095" calcext:value-type="float">
            <text:p>1.51</text:p>
          </table:table-cell>
          <table:table-cell table:style-name="ce35" table:formula="of:=[.H47]/[.D47]" office:value-type="percentage" office:value="0.408751608751609" calcext:value-type="percentage">
            <text:p>41%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mana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style-name="ce18" office:value-type="float" office:value="3717" calcext:value-type="float">
            <text:p>3,717</text:p>
          </table:table-cell>
          <table:table-cell table:style-name="ce9" table:formula="of:=[.G48]/70" office:value-type="float" office:value="53.1" calcext:value-type="float">
            <text:p>53</text:p>
          </table:table-cell>
          <table:table-cell table:style-name="ce29" table:formula="of:=[.E48]/[.D48]" office:value-type="percentage" office:value="0.26271186440678" calcext:value-type="percentage">
            <text:p>26%</text:p>
          </table:table-cell>
          <table:table-cell table:style-name="ce31" table:formula="of:=[.H48]/[.E48]" office:value-type="float" office:value="1.71290322580645" calcext:value-type="float">
            <text:p>1.71</text:p>
          </table:table-cell>
          <table:table-cell table:style-name="ce35" table:formula="of:=[.H48]/[.D48]" office:value-type="percentage" office:value="0.45" calcext:value-type="percentage">
            <text:p>45%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Vajram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style-name="ce19" office:value-type="float" office:value="3612" calcext:value-type="float">
            <text:p>3,612</text:p>
          </table:table-cell>
          <table:table-cell table:style-name="ce10" table:formula="of:=[.G49]/70" office:value-type="float" office:value="51.6" calcext:value-type="float">
            <text:p>52</text:p>
          </table:table-cell>
          <table:table-cell table:style-name="ce30" table:formula="of:=[.E49]/[.D49]" office:value-type="percentage" office:value="0.261194029850746" calcext:value-type="percentage">
            <text:p>26%</text:p>
          </table:table-cell>
          <table:table-cell table:style-name="ce32" table:formula="of:=[.H49]/[.E49]" office:value-type="float" office:value="1.47428571428571" calcext:value-type="float">
            <text:p>1.47</text:p>
          </table:table-cell>
          <table:table-cell table:style-name="ce36" table:formula="of:=[.H49]/[.D49]" office:value-type="percentage" office:value="0.385074626865672" calcext:value-type="percentage">
            <text:p>39%</text:p>
          </table:table-cell>
          <table:table-cell table:style-name="ce1"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ani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table:style-name="ce15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table:style-name="ce18" office:value-type="float" office:value="3717" calcext:value-type="float">
            <text:p>3,717</text:p>
          </table:table-cell>
          <table:table-cell table:style-name="ce9" table:formula="of:=[.G50]/70" office:value-type="float" office:value="53.1" calcext:value-type="float">
            <text:p>53</text:p>
          </table:table-cell>
          <table:table-cell table:style-name="ce29" table:formula="of:=[.E50]/[.D50]" office:value-type="percentage" office:value="0.289719626168224" calcext:value-type="percentage">
            <text:p>29%</text:p>
          </table:table-cell>
          <table:table-cell table:style-name="ce31" table:formula="of:=[.H50]/[.E50]" office:value-type="float" office:value="1.71290322580645" calcext:value-type="float">
            <text:p>1.71</text:p>
          </table:table-cell>
          <table:table-cell table:style-name="ce35" table:formula="of:=[.H50]/[.D50]" office:value-type="percentage" office:value="0.496261682242991" calcext:value-type="percentage">
            <text:p>50%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mana2000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style-name="ce15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style-name="ce18" office:value-type="float" office:value="3829" calcext:value-type="float">
            <text:p>3,829</text:p>
          </table:table-cell>
          <table:table-cell table:style-name="ce9" table:formula="of:=[.G51]/70" office:value-type="float" office:value="54.7" calcext:value-type="float">
            <text:p>55</text:p>
          </table:table-cell>
          <table:table-cell table:style-name="ce29" table:formula="of:=[.E51]/[.D51]" office:value-type="percentage" office:value="0.305084745762712" calcext:value-type="percentage">
            <text:p>31%</text:p>
          </table:table-cell>
          <table:table-cell table:style-name="ce31" table:formula="of:=[.H51]/[.E51]" office:value-type="float" office:value="1.51944444444444" calcext:value-type="float">
            <text:p>1.52</text:p>
          </table:table-cell>
          <table:table-cell table:style-name="ce35" table:formula="of:=[.H51]/[.D51]" office:value-type="percentage" office:value="0.463559322033898" calcext:value-type="percentage">
            <text:p>46%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fonts.E3:fonts.E1048576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E52:fonts.E1048576 fonts.E1:fonts.E1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G52:fonts.G1048576 fonts.G1:fonts.G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H1:fonts.H1048576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G2:fonts.G5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E3:fonts.E51">
            <calcext:color-scale>
              <calcext:color-scale-entry calcext:value="0" calcext:type="minimum" calcext:color="#ff6d6d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I2:fonts.I5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C2:fonts.C5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J2:fonts.J5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  <calcext:conditional-format calcext:target-range-address="fonts.K2:fonts.K51">
            <calcext:color-scale>
              <calcext:color-scale-entry calcext:value="0" calcext:type="minimum" calcext:color="#ffa6a6"/>
              <calcext:color-scale-entry calcext:value="50" calcext:type="percentile" calcext:color="#ffffff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4" loext:min-decimal-places="14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3:37:09.780815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8T13:52:02.642343828</dc:date>
    <meta:editing-duration>PT51M28S</meta:editing-duration>
    <meta:editing-cycles>5</meta:editing-cycles>
    <meta:generator>LibreOffice/6.4.7.2$Linux_X86_64 LibreOffice_project/40$Build-2</meta:generator>
    <meta:document-statistic meta:table-count="1" meta:cell-count="561" meta:object-count="0"/>
  </office:meta>
</office:document-meta>
</file>